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style:writing-mode="lr-tb"/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text-align="justify" style:justify-single-word="false" style:writing-mode="lr-tb"/>
      <style:text-properties style:font-name="Arial" fo:font-size="14pt" fo:font-weight="bold" officeooo:rsid="00029c03" officeooo:paragraph-rsid="00029c03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justify" style:justify-single-word="false" style:writing-mode="lr-tb"/>
      <style:text-properties fo:color="#2a6099" style:font-name="Arial" fo:font-size="14pt" style:font-size-asian="14pt" style:font-size-complex="14pt"/>
    </style:style>
    <style:style style:name="P4" style:family="paragraph" style:parent-style-name="Text_20_body">
      <style:paragraph-properties fo:text-align="justify" style:justify-single-word="false" style:writing-mode="lr-tb"/>
    </style:style>
    <style:style style:name="T1" style:family="text">
      <style:text-properties officeooo:rsid="00029c03"/>
    </style:style>
    <style:style style:name="T2" style:family="text">
      <style:text-properties fo:font-style="italic" officeooo:rsid="00029c03" style:font-style-asian="italic" style:font-style-complex="italic"/>
    </style:style>
    <style:style style:name="T3" style:family="text">
      <style:text-properties fo:font-style="italic" officeooo:rsid="000373fa" style:font-style-asian="italic" style:font-style-complex="italic"/>
    </style:style>
    <style:style style:name="T4" style:family="text">
      <style:text-properties fo:font-style="italic" officeooo:rsid="0003ab51" style:font-style-asian="italic" style:font-style-complex="italic"/>
    </style:style>
    <style:style style:name="T5" style:family="text">
      <style:text-properties fo:font-style="italic" officeooo:rsid="0003aff3" style:font-style-asian="italic" style:font-style-complex="italic"/>
    </style:style>
    <style:style style:name="T6" style:family="text">
      <style:text-properties officeooo:rsid="000373fa"/>
    </style:style>
    <style:style style:name="T7" style:family="text">
      <style:text-properties fo:font-weight="bold" officeooo:rsid="000373fa" style:font-weight-asian="bold" style:font-weight-complex="bold"/>
    </style:style>
    <style:style style:name="T8" style:family="text">
      <style:text-properties fo:font-weight="bold" officeooo:rsid="0003ab51" style:font-weight-asian="bold" style:font-weight-complex="bold"/>
    </style:style>
    <style:style style:name="T9" style:family="text">
      <style:text-properties officeooo:rsid="0003ab51"/>
    </style:style>
    <style:style style:name="T10" style:family="text">
      <style:text-properties fo:color="#2a6099"/>
    </style:style>
    <style:style style:name="T11" style:family="text">
      <style:text-properties fo:color="#2a6099" officeooo:rsid="00045d94"/>
    </style:style>
    <style:style style:name="T12" style:family="text">
      <style:text-properties fo:color="#2a6099" style:font-name="Arial" fo:font-size="14pt" style:font-size-asian="14pt" style:font-size-complex="14pt"/>
    </style:style>
    <style:style style:name="T13" style:family="text">
      <style:text-properties fo:color="#2a6099" style:font-name="Arial" fo:font-size="14pt" officeooo:rsid="000373fa" style:font-size-asian="14pt" style:font-size-complex="14pt"/>
    </style:style>
    <style:style style:name="T14" style:family="text">
      <style:text-properties fo:color="#2a6099" style:font-name="Arial" fo:font-size="14pt" officeooo:rsid="0003ab51" style:font-size-asian="14pt" style:font-size-complex="14pt"/>
    </style:style>
    <style:style style:name="T15" style:family="text">
      <style:text-properties fo:color="#2a6099" style:font-name="Arial" fo:font-size="14pt" fo:font-weight="bold" officeooo:rsid="00045d94" style:font-size-asian="14pt" style:font-weight-asian="bold" style:font-size-complex="14pt" style:font-weight-complex="bold"/>
    </style:style>
    <style:style style:name="T16" style:family="text">
      <style:text-properties fo:color="#2a6099" officeooo:rsid="0007306b"/>
    </style:style>
    <style:style style:name="T17" style:family="text">
      <style:text-properties officeooo:rsid="00079a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4 – Interpretación E/R</text:p>
      <text:p text:style-name="P1">1. ¿Qué atributos tiene la entidad REGISTRADO? (0,50 puntos)</text:p>
      <text:p text:style-name="P3"><text:tab/>- <text:span text:style-name="T1">Los atributos de la entidad registrado son: </text:span><text:span text:style-name="T2">Ident</text:span><text:span text:style-name="T1">., </text:span><text:span text:style-name="T2">marca</text:span><text:span text:style-name="T1">, </text:span><text:span text:style-name="T2">modelo</text:span><text:span text:style-name="T1">, <text:tab/></text:span><text:span text:style-name="T2">propietario</text:span><text:span text:style-name="T1"> y </text:span><text:span text:style-name="T2">N.Placa</text:span></text:p>
      <text:p text:style-name="P1">2. Si la relación MAT-UTIL relacionase directamente las entidades MATERIAL y PARTE, ¿sería equivalente? Razona tu respuesta. (0,50 puntos) </text:p>
      <text:p text:style-name="P1"><text:tab/><text:span text:style-name="T10">- </text:span><text:span text:style-name="T11">No, no sería equivalente ya que el material se utiliza en el momento <text:tab/>de realizar la acción de peritación, no </text:span><text:span text:style-name="T16">en</text:span><text:span text:style-name="T11"> el momento de abrir un parte.</text:span></text:p>
      <text:p text:style-name="P1">3. ¿Pueden existir dos ocurrencias (2 filas de la tabla) de la entidad PERITACIÓN con el mismo valor en el atributo Núm_Ref? Razona tu respuesta. (0,50 puntos) </text:p>
      <text:p text:style-name="P3"><text:tab/>- <text:span text:style-name="T6">No, no es posible que dos ocurrencias de la entidad </text:span><text:span text:style-name="T7">PERITACIÓN</text:span><text:span text:style-name="T6"> <text:tab/>compartan el mismo valor en el atributo </text:span><text:span text:style-name="T3">Núm_Ref</text:span><text:span text:style-name="T6"> ya que este atributo <text:tab/>esta marcado con una restricción de identificación </text:span><text:span text:style-name="T17">(subrayado con línea <text:tab/>continua) </text:span><text:span text:style-name="T6">. Por lo tanto ni puede ser nulo ni estar repetido.</text:span></text:p>
      <text:p text:style-name="P1">4. ¿Ves alguna especialización/generalización en el diagrama? Indica qué entidad es la entidad general y qué entidades las especializadas. Interpreta su significado en el diagrama E/R. (0,50 ptos)</text:p>
      <text:p text:style-name="P3"><text:tab/>- <text:span text:style-name="T6">Sí, existe una especialización/generalización en el diagrama.</text:span></text:p>
      <text:p text:style-name="P3"><text:tab/>- <text:span text:style-name="T6">La entidad general es la entidad </text:span><text:span text:style-name="T7">VEHÍCULO</text:span><text:span text:style-name="T6"> y las entidades <text:tab/>especializadas son </text:span><text:span text:style-name="T7">MATRICULADO</text:span><text:span text:style-name="T6">, </text:span><text:span text:style-name="T7">REGISTRADO</text:span><text:span text:style-name="T6"> y </text:span><text:span text:style-name="T7">OTROS</text:span><text:span text:style-name="T6">.</text:span></text:p>
      <text:p text:style-name="P4"><text:span text:style-name="T12"><text:tab/>- </text:span><text:span text:style-name="T13">La especialización esta marcada como Total (T) ya que tod</text:span><text:span text:style-name="T14">as las <text:tab/>ocurrencias de la tabla </text:span><text:span text:style-name="T15">VEHÍCULOS</text:span><text:span text:style-name="T14"> pertenecen a algún tipo de <text:tab/>especialización.</text:span></text:p>
      <text:p text:style-name="P3"><text:tab/>- <text:span text:style-name="T9">La especialización esta marcada como Disjunta (D) ya que una <text:tab/>ocurrencia de la tabla </text:span><text:span text:style-name="T8">VEHÍCULOS</text:span><text:span text:style-name="T9"> no puede pertencer a dos <text:tab/>especializaciones al mismo tiempo.</text:span></text:p>
      <text:p text:style-name="P1">5. ¿Pueden existir dos ocurrencias de la entidad MATRICULADO con el mismo valor en el atributo matrícula? Razona tu respuesta. (0,50 puntos) </text:p>
      <text:p text:style-name="P3"><text:tab/>- <text:span text:style-name="T9">No, no pueden existir dos ocurrencias de la entidad </text:span><text:span text:style-name="T8">MATRICULADO</text:span><text:span text:style-name="T9"> <text:tab/>con el mismo valor en el atributo </text:span><text:span text:style-name="T4">Matrícul</text:span><text:span text:style-name="T5">a</text:span><text:span text:style-name="T9"> ya que este está marcado <text:tab/>con la restricción de unicidad (subrayado con línea discontinua) lo que <text:tab/>implica que dos occurencias no pueden tener el mismo valor en este <text:tab/>atribu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1:59:01.446947248</meta:creation-date>
    <dc:date>2021-10-15T12:43:56.471016839</dc:date>
    <meta:editing-duration>PT34M3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18" meta:character-count="2005" meta:non-whitespace-character-count="1675"/>
  </office:meta>
</office:document-meta>
</file>